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8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e6ff" draw:textarea-horizontal-align="justify" draw:textarea-vertical-align="top" draw:auto-grow-height="false"/>
    </style:style>
    <style:style style:name="gr3" style:family="graphic" style:parent-style-name="standard">
      <style:graphic-properties draw:fill-color="#e6e6ff" draw:textarea-horizontal-align="justify" draw:textarea-vertical-align="top" draw:auto-grow-height="false"/>
    </style:style>
    <style:style style:name="gr4" style:family="graphic" style:parent-style-name="standard">
      <style:graphic-properties svg:stroke-width="0.102cm" svg:stroke-color="#ff420e" draw:marker-start-width="0.509cm" draw:marker-end-width="0.509cm" draw:fill="none" draw:fill-color="#ff9900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wrap-option="wrap"/>
    </style:style>
    <style:style style:name="gr6" style:family="graphic" style:parent-style-name="standard">
      <style:graphic-properties svg:stroke-width="0.102cm" svg:stroke-color="#ff420e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t-to-size="false"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9.483cm"/>
    </style:style>
    <style:style style:name="co1" style:family="table-column">
      <style:table-column-properties style:column-width="7.622cm" style:use-optimal-column-width="false"/>
    </style:style>
    <style:style style:name="co2" style:family="table-column">
      <style:table-column-properties style:column-width="3.334cm" style:use-optimal-column-width="false"/>
    </style:style>
    <style:style style:name="co3" style:family="table-column">
      <style:table-column-properties style:column-width="5.478cm" style:use-optimal-column-width="false"/>
    </style:style>
    <style:style style:name="co4" style:family="table-column">
      <style:table-column-properties style:column-width="3.375cm" style:use-optimal-column-width="false"/>
    </style:style>
    <style:style style:name="co5" style:family="table-column">
      <style:table-column-properties style:column-width="7.61cm" style:use-optimal-column-width="false"/>
    </style:style>
    <style:style style:name="co6" style:family="table-column">
      <style:table-column-properties style:column-width="3.329cm" style:use-optimal-column-width="false"/>
    </style:style>
    <style:style style:name="co7" style:family="table-column">
      <style:table-column-properties style:column-width="5.4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53cm"/>
    </style:style>
    <style:style style:name="ro3" style:family="table-row">
      <style:table-row-properties style:row-height="1.04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style:font-name="Courier 10 Pitch1" fo:font-size="18pt" style:font-size-asian="18pt" style:font-size-complex="18pt"/>
    </style:style>
    <style:style style:name="P4" style:family="paragraph">
      <style:paragraph-properties fo:margin-top="0cm" fo:margin-bottom="0.203cm"/>
    </style:style>
    <style:style style:name="P5" style:family="paragraph">
      <style:paragraph-properties fo:margin-top="0cm" fo:margin-bottom="0.203cm"/>
      <style:text-properties style:font-name="Courier 10 Pitch1" fo:font-size="18pt" style:font-size-asian="18pt" style:font-size-complex="18pt"/>
    </style:style>
    <style:style style:name="P6" style:family="paragraph">
      <style:text-properties fo:font-size="20pt"/>
    </style:style>
    <style:style style:name="P7" style:family="paragraph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margin-top="0cm" fo:margin-bottom="0.203cm"/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P9" style:family="paragraph">
      <style:text-properties fo:font-size="400pt" style:font-size-asian="400pt" style:font-size-complex="40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Courier 10 Pitch1" fo:font-size="18pt" style:font-size-asian="18pt" style:font-size-complex="18pt"/>
    </style:style>
    <style:style style:name="T4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5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Courier 10 Pitch1" fo:font-size="24pt" style:font-size-asian="24pt" style:font-size-complex="24pt"/>
    </style:style>
    <style:style style:name="T9" style:family="text">
      <style:text-properties fo:color="#ff950e" style:font-name="Courier 10 Pitch1" fo:font-size="18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font-name="Courier 10 Pitch1"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3465a4" style:font-name="Courier 10 Pitch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9900" style:font-name="Courier 10 Pitch1"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400pt" style:font-size-asian="400pt" style:font-size-complex="4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HWRF Databas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is it and Why is it?</text:p>
              </text:list-item>
              <text:list-item>
                <text:p>HWRF SQLite3 Database</text:p>
                <text:list>
                  <text:list-item>
                    <text:p>produtil.datastore</text:p>
                  </text:list-item>
                  <text:list-item>
                    <text:p>hwrf.hwrftask.HWRFTask</text:p>
                  </text:list-item>
                </text:list>
              </text:list-item>
              <text:list-item>
                <text:p>hwrf_exp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and Why is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ld (ksh-based) HWRF scripts had massive filesystem overheads due to stat and ls calls.</text:p>
                <text:list>
                  <text:list-item>
                    <text:p>Check to see if wrf output is present.</text:p>
                  </text:list-item>
                  <text:list-item>
                    <text:p>Check to see what the filename is.</text:p>
                  </text:list-item>
                  <text:list-item>
                    <text:p>Check to see if post completed.</text:p>
                  </text:list-item>
                </text:list>
              </text:list-item>
              <text:list-item>
                <text:p>Millions of stat and opendir/readdir calls per cycle.</text:p>
                <text:list>
                  <text:list-item>
                    <text:p>Stretching limits of filesystem metadata capac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 and Why is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lution: when a file becomes available, script puts location and other info in a database.</text:p>
                <text:list>
                  <text:list-item>
                    <text:p>location = /path/to/file</text:p>
                  </text:list-item>
                  <text:list-item>
                    <text:p>available = flag</text:p>
                  </text:list-item>
                  <text:list-item>
                    <text:p>other metadata</text:p>
                    <text:list>
                      <text:list-item>
                        <text:p>GRIB grid center location</text:p>
                      </text:list-item>
                      <text:list-item>
                        <text:p>path to GRIB index files</text:p>
                      </text:list-item>
                      <text:list-item>
                        <text:p>expected file siz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WRF SQLite3 Database<text:line-break/><text:span text:style-name="T1">SQLite3 = Database Format and Library</text:span></text:p>
          </draw:text-box>
        </draw:frame>
        <draw:custom-shape draw:style-name="gr2" draw:text-style-name="P2" draw:layer="layout" svg:width="21.59cm" svg:height="4.073cm" svg:x="2.84cm" svg:y="4.395cm">
          <text:p text:style-name="P1"><text:span text:style-name="T2">Table “product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92cm" svg:y="4.384cm" presentation:class="outline" presentation:user-transformed="true">
          <draw:text-box>
            <text:p/>
          </draw:text-box>
        </draw:frame>
        <draw:frame draw:style-name="standard" draw:layer="layout" svg:width="19.808cm" svg:height="2.124cm" svg:x="3.722cm" svg:y="5.8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available</text:p>
              </table:table-cell>
              <table:table-cell>
                <text:p>location</text:p>
              </table:table-cell>
              <table:table-cell>
                <text:p>type</text:p>
              </table:table-cell>
            </table:table-row>
            <table:table-row table:style-name="ro2" table:default-cell-style-name="ce1">
              <table:table-cell>
                <text:p>geogrid::geo_nmm_nest</text:p>
              </table:table-cell>
              <table:table-cell>
                <text:p>0</text:p>
              </table:table-cell>
              <table:table-cell>
                <text:p>/path/to/file</text:p>
              </table:table-cell>
              <table:table-cell>
                <text:p>Product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2" draw:layer="layout" svg:width="21.59cm" svg:height="4.073cm" svg:x="2.84cm" svg:y="8.821cm">
          <text:p text:style-name="P1"><text:span text:style-name="T2">Table “metadat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92cm" svg:y="8.81cm" presentation:class="outline" presentation:user-transformed="true">
          <draw:text-box>
            <text:p/>
          </draw:text-box>
        </draw:frame>
        <draw:frame draw:style-name="standard" draw:layer="layout" svg:width="16.404cm" svg:height="2.124cm" svg:x="5.592cm" svg:y="10.12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d</text:p>
              </table:table-cell>
              <table:table-cell>
                <text:p>key</text:p>
              </table:table-cell>
              <table:table-cell>
                <text:p>value</text:p>
              </table:table-cell>
            </table:table-row>
            <table:table-row table:style-name="ro2" table:default-cell-style-name="ce1">
              <table:table-cell>
                <text:p>geogrid::geo_nmm_nest</text:p>
              </table:table-cell>
              <table:table-cell>
                <text:p>minsize</text:p>
              </table:table-cell>
              <table:table-cell>
                <text:p>100000000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layer="layout" svg:width="25.199cm" svg:height="7.353cm" svg:x="1.401cm" svg:y="13.208cm" presentation:class="outline" presentation:user-transformed="true">
          <draw:text-box>
            <text:list text:style-name="L2">
              <text:list-item>
                <text:p>NOTE: Actual HWRF has hundreds of entries in those tabl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duct<text:line-break/><text:span text:style-name="T1">Example: Make a new product.</text:span></text:p>
          </draw:text-box>
        </draw:frame>
        <draw:custom-shape draw:style-name="gr2" draw:text-style-name="P2" draw:layer="layout" svg:width="21.59cm" svg:height="3.263cm" svg:x="2.794cm" svg:y="8.69cm">
          <text:p text:style-name="P1"><text:span text:style-name="T2">SQL code HWRF writes for yo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3" draw:layer="layout" svg:width="20.373cm" svg:height="2.452cm" svg:x="3.503cm" svg:y="9.803cm" presentation:class="outline" presentation:user-transformed="true">
          <draw:text-box>
            <text:list text:style-name="L2">
              <text:list-header>
                <text:p><text:span text:style-name="T3">INSERT OR IGNORE INTO products VALUES (“geogrid::geo_nmm_nest”, 0,”/path/to/file”,”Product”)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4.343cm">
          <text:p text:style-name="P1"><text:span text:style-name="T2">Python Code (produtil.datastor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5" draw:layer="layout" svg:width="20.373cm" svg:height="2.452cm" svg:x="3.502cm" svg:y="5.622cm" presentation:class="outline" presentation:user-transformed="true">
          <draw:text-box>
            <text:list text:style-name="L2">
              <text:list-header>
                <text:p text:style-name="P4"><text:span text:style-name="T3">prod=Product(ds,”geo_nmm_nest”,”geogrid”,</text:span></text:p>
                <text:p text:style-name="P4"><text:span text:style-name="T3"><text:s text:c="2"/></text:span><text:span text:style-name="T3">location=”/path/to/file”,available=False,</text:span></text:p>
                <text:p text:style-name="P4"><text:span text:style-name="T3"><text:s text:c="2"/></text:span><text:span text:style-name="T3">type=”Product”)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12.319cm">
          <text:p text:style-name="P1"><text:span text:style-name="T2">Table “product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2.308cm" presentation:class="outline" presentation:user-transformed="true">
          <draw:text-box>
            <text:p/>
          </draw:text-box>
        </draw:frame>
        <draw:frame draw:style-name="standard" draw:layer="layout" svg:width="19.808cm" svg:height="2.124cm" svg:x="3.676cm" svg:y="13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available</text:p>
              </table:table-cell>
              <table:table-cell>
                <text:p>location</text:p>
              </table:table-cell>
              <table:table-cell>
                <text:p>type</text:p>
              </table:table-cell>
            </table:table-row>
            <table:table-row table:style-name="ro2" table:default-cell-style-name="ce1">
              <table:table-cell>
                <text:p>geogrid::geo_nmm_nest</text:p>
              </table:table-cell>
              <table:table-cell>
                <text:p>0</text:p>
              </table:table-cell>
              <table:table-cell>
                <text:p>/path/to/file</text:p>
              </table:table-cell>
              <table:table-cell>
                <text:p>Product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21.59cm" svg:height="4.073cm" svg:x="2.794cm" svg:y="16.745cm">
          <text:p text:style-name="P1"><text:span text:style-name="T2">Table “metadat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6.734cm" presentation:class="outline" presentation:user-transformed="true">
          <draw:text-box>
            <text:p/>
          </draw:text-box>
        </draw:frame>
        <draw:frame draw:style-name="standard" draw:layer="layout" svg:width="16.404cm" svg:height="2.124cm" svg:x="5.546cm" svg:y="18.05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d</text:p>
              </table:table-cell>
              <table:table-cell>
                <text:p>key</text:p>
              </table:table-cell>
              <table:table-cell>
                <text:p>value</text:p>
              </table:table-cell>
            </table:table-row>
            <table:table-row table:style-name="ro2" table:default-cell-style-name="ce1">
              <table:table-cell>
                <text:p>-empty-</text:p>
              </table:table-cell>
              <table:table-cell>
                <text:p>-empty-</text:p>
              </table:table-cell>
              <table:table-cell>
                <text:p>-empty-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duct<text:line-break/><text:span text:style-name="T1">Example: Change location and availability.</text:span></text:p>
          </draw:text-box>
        </draw:frame>
        <draw:custom-shape draw:style-name="gr2" draw:text-style-name="P2" draw:layer="layout" svg:width="21.59cm" svg:height="3.263cm" svg:x="2.794cm" svg:y="8.69cm">
          <text:p text:style-name="P1"><text:span text:style-name="T2">SQL code HWRF writes for yo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3" draw:layer="layout" svg:width="20.373cm" svg:height="2.452cm" svg:x="3.503cm" svg:y="9.803cm" presentation:class="outline" presentation:user-transformed="true">
          <draw:text-box>
            <text:list text:style-name="L2">
              <text:list-header>
                <text:p><text:span text:style-name="T3">INSERT OR REPLACE INTO products VALUES (“geogrid::geo_nmm_nest”, 1,”/new/location”,”Product”)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4.343cm">
          <text:p text:style-name="P1"><text:span text:style-name="T2">Python Code (produtil.datastor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5" draw:layer="layout" svg:width="20.373cm" svg:height="2.452cm" svg:x="3.502cm" svg:y="5.622cm" presentation:class="outline" presentation:user-transformed="true">
          <draw:text-box>
            <text:list text:style-name="L2">
              <text:list-header>
                <text:p text:style-name="P4"><text:span text:style-name="T3">prod.set_loc_avail(”/new/location”,True)</text:span></text:p>
                <text:p text:style-name="P4"><text:span text:style-name="T3"># or: prod.location=”/new/location”</text:span></text:p>
                <text:p text:style-name="P4"><text:span text:style-name="T3"># <text:s text:c="4"/>prod.available=True <text:s/>(two operations)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12.319cm">
          <text:p text:style-name="P1"><text:span text:style-name="T2">Table “product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2.308cm" presentation:class="outline" presentation:user-transformed="true">
          <draw:text-box>
            <text:p/>
          </draw:text-box>
        </draw:frame>
        <draw:frame draw:style-name="standard" draw:layer="layout" svg:width="19.808cm" svg:height="2.124cm" svg:x="3.676cm" svg:y="13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available</text:p>
              </table:table-cell>
              <table:table-cell>
                <text:p>location</text:p>
              </table:table-cell>
              <table:table-cell>
                <text:p>type</text:p>
              </table:table-cell>
            </table:table-row>
            <table:table-row table:style-name="ro2" table:default-cell-style-name="ce1">
              <table:table-cell>
                <text:p>geogrid::geo_nmm_nest</text:p>
              </table:table-cell>
              <table:table-cell>
                <text:p>1</text:p>
              </table:table-cell>
              <table:table-cell>
                <text:p>/new/location</text:p>
              </table:table-cell>
              <table:table-cell>
                <text:p>Product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2" draw:text-style-name="P2" draw:layer="layout" svg:width="21.59cm" svg:height="4.073cm" svg:x="2.794cm" svg:y="16.745cm">
          <text:p text:style-name="P1"><text:span text:style-name="T2">Table “metadat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6.734cm" presentation:class="outline" presentation:user-transformed="true">
          <draw:text-box>
            <text:p/>
          </draw:text-box>
        </draw:frame>
        <draw:frame draw:style-name="standard" draw:layer="layout" svg:width="16.404cm" svg:height="2.124cm" svg:x="5.546cm" svg:y="18.05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d</text:p>
              </table:table-cell>
              <table:table-cell>
                <text:p>key</text:p>
              </table:table-cell>
              <table:table-cell>
                <text:p>value</text:p>
              </table:table-cell>
            </table:table-row>
            <table:table-row table:style-name="ro2" table:default-cell-style-name="ce1">
              <table:table-cell>
                <text:p>-empty-</text:p>
              </table:table-cell>
              <table:table-cell>
                <text:p>-empty-</text:p>
              </table:table-cell>
              <table:table-cell>
                <text:p>-empty-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duct<text:line-break/><text:span text:style-name="T1">Example: Add metadata</text:span></text:p>
          </draw:text-box>
        </draw:frame>
        <draw:custom-shape draw:style-name="gr2" draw:text-style-name="P2" draw:layer="layout" svg:width="21.59cm" svg:height="3.263cm" svg:x="2.794cm" svg:y="8.69cm">
          <text:p text:style-name="P1"><text:span text:style-name="T2">SQL code HWRF writes for yo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3" draw:layer="layout" svg:width="20.373cm" svg:height="2.452cm" svg:x="3.503cm" svg:y="9.803cm" presentation:class="outline" presentation:user-transformed="true">
          <draw:text-box>
            <text:list text:style-name="L2">
              <text:list-header>
                <text:p><text:span text:style-name="T3">INSERT OR REPLACE INTO metadata VALUES (“geogrid::geo_nmm_nest”, ”minsize”,”100000000”)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4.343cm">
          <text:p text:style-name="P1"><text:span text:style-name="T2">Python Code (produtil.datastor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5" draw:text-style-name="P5" draw:layer="layout" svg:width="20.373cm" svg:height="2.452cm" svg:x="3.502cm" svg:y="5.622cm" presentation:class="outline" presentation:user-transformed="true">
          <draw:text-box>
            <text:list text:style-name="L2">
              <text:list-header>
                <text:p text:style-name="P4"><text:span text:style-name="T3">prod[“minsize”]=100000000</text:span></text:p>
                <text:p text:style-name="P4"><text:span text:style-name="T3">print repr(prod[“minsize”]) <text:s/># prints “100000000”</text:span></text:p>
                <text:p text:style-name="P4"><text:span text:style-name="T3"># Value is always converted to a string!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12.319cm">
          <text:p text:style-name="P1"><text:span text:style-name="T2">Table “product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2.308cm" presentation:class="outline" presentation:user-transformed="true">
          <draw:text-box>
            <text:p/>
          </draw:text-box>
        </draw:frame>
        <draw:frame draw:style-name="standard" draw:layer="layout" svg:width="19.808cm" svg:height="2.124cm" svg:x="3.676cm" svg:y="13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available</text:p>
              </table:table-cell>
              <table:table-cell>
                <text:p>location</text:p>
              </table:table-cell>
              <table:table-cell>
                <text:p>type</text:p>
              </table:table-cell>
            </table:table-row>
            <table:table-row table:style-name="ro2" table:default-cell-style-name="ce1">
              <table:table-cell>
                <text:p>geogrid::geo_nmm_nest</text:p>
              </table:table-cell>
              <table:table-cell>
                <text:p>1</text:p>
              </table:table-cell>
              <table:table-cell>
                <text:p>/new/location</text:p>
              </table:table-cell>
              <table:table-cell>
                <text:p>Product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2" draw:text-style-name="P2" draw:layer="layout" svg:width="21.59cm" svg:height="4.073cm" svg:x="2.794cm" svg:y="16.745cm">
          <text:p text:style-name="P1"><text:span text:style-name="T2">Table “metadat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6.734cm" presentation:class="outline" presentation:user-transformed="true">
          <draw:text-box>
            <text:p/>
          </draw:text-box>
        </draw:frame>
        <draw:frame draw:style-name="standard" draw:layer="layout" svg:width="16.404cm" svg:height="2.124cm" svg:x="5.546cm" svg:y="18.05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d</text:p>
              </table:table-cell>
              <table:table-cell>
                <text:p>key</text:p>
              </table:table-cell>
              <table:table-cell>
                <text:p>value</text:p>
              </table:table-cell>
            </table:table-row>
            <table:table-row table:style-name="ro2" table:default-cell-style-name="ce1">
              <table:table-cell>
                <text:p>geogrid::geo_nmm_nest</text:p>
              </table:table-cell>
              <table:table-cell>
                <text:p>minsize</text:p>
              </table:table-cell>
              <table:table-cell>
                <text:p>10000000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duct<text:line-break/><text:span text:style-name="T1">Example: Query location &amp; availability</text:span></text:p>
          </draw:text-box>
        </draw:frame>
        <draw:custom-shape draw:style-name="gr2" draw:text-style-name="P2" draw:layer="layout" svg:width="21.59cm" svg:height="3.263cm" svg:x="2.794cm" svg:y="8.69cm">
          <text:p text:style-name="P1"><text:span text:style-name="T2">SQL code HWRF writes for yo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3" draw:layer="layout" svg:width="20.373cm" svg:height="2.452cm" svg:x="3.503cm" svg:y="9.803cm" presentation:class="outline" presentation:user-transformed="true">
          <draw:text-box>
            <text:list text:style-name="L2">
              <text:list-header>
                <text:p><text:span text:style-name="T3">INSERT</text:span><text:span text:style-name="T4"> OR IGNORE </text:span><text:span text:style-name="T3">INTO products VALUES (“geogrid::geo_nmm_nest”, 0,”/path/to/file”,”Product”)</text:span></text:p>
              </text:list-header>
            </text:list>
          </draw:text-box>
        </draw:frame>
        <draw:custom-shape draw:style-name="gr3" draw:text-style-name="P2" draw:layer="layout" svg:width="21.59cm" svg:height="4.073cm" svg:x="2.794cm" svg:y="4.3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5" draw:layer="layout" svg:width="22.405cm" svg:height="4.073cm" svg:x="1.979cm" svg:y="4.609cm" presentation:class="outline" presentation:user-transformed="true">
          <draw:text-box>
            <text:list text:style-name="L2">
              <text:list-header>
                <text:p text:style-name="P4"><text:span text:style-name="T3">prod=Product(ds,”geo_nmm_nest”,”geogrid”,</text:span></text:p>
                <text:p text:style-name="P4"><text:span text:style-name="T5">location=”/path/to/file”,available=False</text:span><text:span text:style-name="T4">,</text:span><text:span text:style-name="T3">type=”Product”)</text:span></text:p>
                <text:p text:style-name="P4"><text:span text:style-name="T3">print repr(prod.location), repr(prod.available)</text:span></text:p>
                <text:p text:style-name="P4"><text:span text:style-name="T5"># Prints “/new/location” True <text:s text:c="2"/>WHY?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12.319cm">
          <text:p text:style-name="P1"><text:span text:style-name="T2">Table “product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2.308cm" presentation:class="outline" presentation:user-transformed="true">
          <draw:text-box>
            <text:p/>
          </draw:text-box>
        </draw:frame>
        <draw:custom-shape draw:style-name="gr2" draw:text-style-name="P2" draw:layer="layout" svg:width="21.59cm" svg:height="4.073cm" svg:x="2.794cm" svg:y="16.745cm">
          <text:p text:style-name="P1"><text:span text:style-name="T2">Table “metadat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standard" draw:layer="layout" svg:width="19.808cm" svg:height="2.124cm" svg:x="3.677cm" svg:y="13.7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6">id</text:span></text:p>
              </table:table-cell>
              <table:table-cell>
                <text:p><text:span text:style-name="T6">available</text:span></text:p>
              </table:table-cell>
              <table:table-cell>
                <text:p><text:span text:style-name="T6">location</text:span></text:p>
              </table:table-cell>
              <table:table-cell>
                <text:p><text:span text:style-name="T6">type</text:span></text:p>
              </table:table-cell>
            </table:table-row>
            <table:table-row table:style-name="ro2" table:default-cell-style-name="ce1">
              <table:table-cell>
                <text:p><text:span text:style-name="T6">geogrid::geo_nmm_nest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/new/location</text:span></text:p>
              </table:table-cell>
              <table:table-cell>
                <text:p><text:span text:style-name="T6">Produc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4" draw:layer="layout" svg:width="11.43cm" svg:height="2.452cm" svg:x="7.875cm" svg:y="16.735cm" presentation:class="outline" presentation:user-transformed="true">
          <draw:text-box>
            <text:p/>
          </draw:text-box>
        </draw:frame>
        <draw:frame draw:style-name="standard" draw:layer="layout" svg:width="16.404cm" svg:height="2.124cm" svg:x="5.547cm" svg:y="18.05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6">id</text:span></text:p>
              </table:table-cell>
              <table:table-cell>
                <text:p><text:span text:style-name="T6">key</text:span></text:p>
              </table:table-cell>
              <table:table-cell>
                <text:p><text:span text:style-name="T6">value</text:span></text:p>
              </table:table-cell>
            </table:table-row>
            <table:table-row table:style-name="ro2" table:default-cell-style-name="ce1">
              <table:table-cell>
                <text:p><text:span text:style-name="T6">geogrid::geo_nmm_nest</text:span></text:p>
              </table:table-cell>
              <table:table-cell>
                <text:p><text:span text:style-name="T6">minsize</text:span></text:p>
              </table:table-cell>
              <table:table-cell>
                <text:p><text:span text:style-name="T6">100000000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oduct<text:line-break/><text:span text:style-name="T1">Example: Query location &amp; availability</text:span></text:p>
          </draw:text-box>
        </draw:frame>
        <draw:custom-shape draw:style-name="gr2" draw:text-style-name="P2" draw:layer="layout" svg:width="21.59cm" svg:height="3.263cm" svg:x="0.294cm" svg:y="8.69cm">
          <text:p text:style-name="P1"><text:span text:style-name="T2">SQL code HWRF writes for yo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1.59cm" svg:height="4.073cm" svg:x="0.294cm" svg:y="4.343cm">
          <text:p text:style-name="P1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5" draw:layer="layout" svg:width="22.405cm" svg:height="4.073cm" svg:x="-0.521cm" svg:y="4.609cm" presentation:class="outline" presentation:user-transformed="true">
          <draw:text-box>
            <text:list text:style-name="L2">
              <text:list-header>
                <text:p text:style-name="P4"><text:span text:style-name="T3">prod=Product(ds,”geo_nmm_nest”,”geogrid”,</text:span></text:p>
                <text:p text:style-name="P4"><text:span text:style-name="T5">location=”/path/to/file”,available=False</text:span><text:span text:style-name="T3">,type=”Product”)</text:span></text:p>
                <text:p text:style-name="P4"><text:span text:style-name="T3">print repr(prod.location), repr(prod.available)</text:span></text:p>
                <text:p text:style-name="P4"><text:span text:style-name="T3"># Prints </text:span><text:span text:style-name="T5">“/new/location” True</text:span></text:p>
              </text:list-header>
            </text:list>
          </draw:text-box>
        </draw:frame>
        <draw:custom-shape draw:style-name="gr2" draw:text-style-name="P2" draw:layer="layout" svg:width="21.59cm" svg:height="4.073cm" svg:x="0.294cm" svg:y="12.319cm">
          <text:p text:style-name="P1"><text:span text:style-name="T2">Table “product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5.374cm" svg:y="12.308cm" presentation:class="outline" presentation:user-transformed="true">
          <draw:text-box>
            <text:p/>
          </draw:text-box>
        </draw:frame>
        <draw:custom-shape draw:style-name="gr2" draw:text-style-name="P2" draw:layer="layout" svg:width="21.59cm" svg:height="4.073cm" svg:x="0.294cm" svg:y="16.745cm">
          <text:p text:style-name="P1"><text:span text:style-name="T2">Table “metadat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standard" draw:layer="layout" svg:width="19.808cm" svg:height="2.124cm" svg:x="1.177cm" svg:y="13.7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id</text:p>
              </table:table-cell>
              <table:table-cell>
                <text:p>available</text:p>
              </table:table-cell>
              <table:table-cell>
                <text:p>location</text:p>
              </table:table-cell>
              <table:table-cell>
                <text:p>type</text:p>
              </table:table-cell>
            </table:table-row>
            <table:table-row table:style-name="ro2" table:default-cell-style-name="ce1">
              <table:table-cell>
                <text:p>geogrid::geo_nmm_nest</text:p>
              </table:table-cell>
              <table:table-cell>
                <text:p>1</text:p>
              </table:table-cell>
              <table:table-cell>
                <text:p>/new/location</text:p>
              </table:table-cell>
              <table:table-cell>
                <text:p>Product</text:p>
              </table:table-cell>
            </table:table-row>
          </table:table>
          <draw:image xlink:href="Pictures/TablePreview11.svm" xlink:type="simple" xlink:show="embed" xlink:actuate="onLoad"/>
        </draw:frame>
        <draw:frame presentation:style-name="pr4" draw:layer="layout" svg:width="11.43cm" svg:height="2.452cm" svg:x="5.375cm" svg:y="16.735cm" presentation:class="outline" presentation:user-transformed="true">
          <draw:text-box>
            <text:p/>
          </draw:text-box>
        </draw:frame>
        <draw:frame draw:style-name="standard" draw:layer="layout" svg:width="16.404cm" svg:height="2.124cm" svg:x="3.047cm" svg:y="18.05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id</text:p>
              </table:table-cell>
              <table:table-cell>
                <text:p>key</text:p>
              </table:table-cell>
              <table:table-cell>
                <text:p>value</text:p>
              </table:table-cell>
            </table:table-row>
            <table:table-row table:style-name="ro2" table:default-cell-style-name="ce1">
              <table:table-cell>
                <text:p>geogrid::geo_nmm_nest</text:p>
              </table:table-cell>
              <table:table-cell>
                <text:p>minsize</text:p>
              </table:table-cell>
              <table:table-cell>
                <text:p>100000000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4" draw:text-style-name="P1" draw:layer="layout" svg:width="4.064cm" svg:height="0.865cm" svg:x="4.512cm" svg:y="9.80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0.373cm" svg:height="2.452cm" svg:x="1.003cm" svg:y="9.803cm" presentation:class="outline" presentation:user-transformed="true">
          <draw:text-box>
            <text:list text:style-name="L2">
              <text:list-header>
                <text:p><text:span text:style-name="T3">INSERT </text:span><text:span text:style-name="T5">OR IGNORE</text:span><text:span text:style-name="T3"> INTO products VALUES (“geogrid::geo_nmm_nest”, 0,”/path/to/file”,”Product”)</text:span></text:p>
              </text:list-header>
            </text:list>
          </draw:text-box>
        </draw:frame>
        <draw:custom-shape draw:style-name="gr5" draw:text-style-name="P2" draw:layer="layout" svg:width="9.92cm" svg:height="8.091cm" svg:x="17.766cm" svg:y="9.898cm">
          <text:p text:style-name="P1"><text:span text:style-name="T7">WHY?</text:span></text:p>
          <text:p text:style-name="P1"><text:span text:style-name="T2">Constructor only sets</text:span></text:p>
          <text:p text:style-name="P1"><text:span text:style-name="T7">DEFAULT</text:span></text:p>
          <text:p text:style-name="P1"><text:span text:style-name="T2">values. <text:s/>This allows you to use the same constructor when querying the database as when creating it.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318cm" svg:height="0.988cm" svg:x="12.192cm" svg:y="14.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988cm" svg:x="8.636cm" svg:y="14.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ileProduct<text:line-break/><text:span text:style-name="T1">Delivery of Files</text:span></text:p>
          </draw:text-box>
        </draw:frame>
        <draw:custom-shape draw:style-name="gr2" draw:text-style-name="P2" draw:layer="layout" svg:width="21.59cm" svg:height="3.263cm" svg:x="2.794cm" svg:y="8.69cm">
          <text:p text:style-name="P1"><text:span text:style-name="T2">SQL code HWRF writes for yo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3" draw:layer="layout" svg:width="20.373cm" svg:height="2.452cm" svg:x="3.503cm" svg:y="9.803cm" presentation:class="outline" presentation:user-transformed="true">
          <draw:text-box>
            <text:list text:style-name="L2">
              <text:list-header>
                <text:p><text:span text:style-name="T3">INSERT OR IGNORE INTO products VALUES (“geogrid::geo_nmm_nest”, 0,”/path/to/file”,”Product”)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4.343cm">
          <text:p text:style-name="P1"><text:span text:style-name="T2">Python Code (produtil.datastor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5" draw:layer="layout" svg:width="20.373cm" svg:height="2.452cm" svg:x="3.502cm" svg:y="5.622cm" presentation:class="outline" presentation:user-transformed="true">
          <draw:text-box>
            <text:list text:style-name="L2">
              <text:list-header>
                <text:p text:style-name="P4"><text:span text:style-name="T3">prod=FileProduct(ds,”geo_nmm_nest”,”geogrid”,</text:span></text:p>
                <text:p text:style-name="P4"><text:span text:style-name="T3"><text:s text:c="2"/></text:span><text:span text:style-name="T3">location=”/path/to/file”,available=False,</text:span></text:p>
                <text:p text:style-name="P4"><text:span text:style-name="T3"><text:s text:c="2"/></text:span><text:span text:style-name="T3">type=”Product”)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12.319cm">
          <text:p text:style-name="P1"><text:span text:style-name="T2">Table “product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2.308cm" presentation:class="outline" presentation:user-transformed="true">
          <draw:text-box>
            <text:p/>
          </draw:text-box>
        </draw:frame>
        <draw:frame draw:style-name="standard" draw:layer="layout" svg:width="19.808cm" svg:height="2.124cm" svg:x="3.676cm" svg:y="13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6">id</text:span></text:p>
              </table:table-cell>
              <table:table-cell>
                <text:p><text:span text:style-name="T6">available</text:span></text:p>
              </table:table-cell>
              <table:table-cell>
                <text:p><text:span text:style-name="T6">location</text:span></text:p>
              </table:table-cell>
              <table:table-cell>
                <text:p><text:span text:style-name="T6">type</text:span></text:p>
              </table:table-cell>
            </table:table-row>
            <table:table-row table:style-name="ro2" table:default-cell-style-name="ce1">
              <table:table-cell>
                <text:p><text:span text:style-name="T6">geogrid::geo_nmm_nest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/path/to/file</text:span></text:p>
              </table:table-cell>
              <table:table-cell>
                <text:p><text:span text:style-name="T6">Product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2" draw:text-style-name="P2" draw:layer="layout" svg:width="21.59cm" svg:height="4.073cm" svg:x="2.794cm" svg:y="16.745cm">
          <text:p text:style-name="P1"><text:span text:style-name="T2">Table “metadat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6.734cm" presentation:class="outline" presentation:user-transformed="true">
          <draw:text-box>
            <text:p/>
          </draw:text-box>
        </draw:frame>
        <draw:frame draw:style-name="standard" draw:layer="layout" svg:width="16.404cm" svg:height="2.124cm" svg:x="5.546cm" svg:y="18.05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6">id</text:span></text:p>
              </table:table-cell>
              <table:table-cell>
                <text:p><text:span text:style-name="T6">key</text:span></text:p>
              </table:table-cell>
              <table:table-cell>
                <text:p><text:span text:style-name="T6">value</text:span></text:p>
              </table:table-cell>
            </table:table-row>
            <table:table-row table:style-name="ro2" table:default-cell-style-name="ce1">
              <table:table-cell>
                <text:p><text:span text:style-name="T6">-empty-</text:span></text:p>
              </table:table-cell>
              <table:table-cell>
                <text:p><text:span text:style-name="T6">-empty-</text:span></text:p>
              </table:table-cell>
              <table:table-cell>
                <text:p><text:span text:style-name="T6">-empty-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ileProduct<text:line-break/><text:span text:style-name="T1">Delivery of Fil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8">prod.deliver(location,frominfo,keep=True,</text:span></text:p>
                <text:p text:style-name="P4"><text:span text:style-name="T8"><text:s text:c="13"/></text:span><text:span text:style-name="T8">logger=None,copier=None)</text:span></text:p>
                <text:list>
                  <text:list-item>
                    <text:p>Deliver file from frominfo to location, set available to True.</text:p>
                  </text:list-item>
                </text:list>
              </text:list-item>
              <text:list-item>
                <text:p><text:span text:style-name="T8">prod.undeliver(delete=True,logger=None)</text:span></text:p>
                <text:list>
                  <text:list-item>
                    <text:p>Set available=False, delete file if delete=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pstreamFile<text:line-break/><text:span text:style-name="T1">Monitoring Files from External Workflow</text:span></text:p>
          </draw:text-box>
        </draw:frame>
        <draw:frame presentation:style-name="pr5" draw:text-style-name="P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4"><text:span text:style-name="T8">prod.check(frominfo,minsize=None,maxage=None,</text:span></text:p>
                <text:p text:style-name="P4"><text:span text:style-name="T8"><text:s text:c="11"/></text:span><text:span text:style-name="T8">logger=None</text:span></text:p>
                <text:list>
                  <text:list-item>
                    <text:p>Check frominfo for file of specified minimum size and age</text:p>
                  </text:list-item>
                  <text:list-item>
                    <text:p>Default: use prod's metadata “minsize,” “minage”</text:p>
                  </text:list-item>
                </text:list>
              </text:list-item>
              <text:list-item>
                <text:p><text:span text:style-name="T8">prod.undeliver()</text:span></text:p>
                <text:list>
                  <text:list-item>
                    <text:p>Set available=False, do NOT delete</text:p>
                  </text:list-item>
                </text:list>
              </text:list-item>
              <text:list-item>
                <text:p><text:span text:style-name="T8">prod.deliver()</text:span></text:p>
                <text:list>
                  <text:list-item>
                    <text:p>Raises exception. <text:s/>You cannot deliver a file from an external workflow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2" draw:text-style-name="P2" draw:layer="layout" svg:width="21.59cm" svg:height="4.073cm" svg:x="2.795cm" svg:y="4.343cm">
          <text:p text:style-name="P1"><text:span text:style-name="T2">Python Code (produtil.datastore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Task<text:line-break/><text:span text:style-name="T1">Example: New Task</text:span></text:p>
          </draw:text-box>
        </draw:frame>
        <draw:custom-shape draw:style-name="gr2" draw:text-style-name="P2" draw:layer="layout" svg:width="21.59cm" svg:height="3.263cm" svg:x="2.794cm" svg:y="8.69cm">
          <text:p text:style-name="P1"><text:span text:style-name="T2">SQL code HWRF writes for yo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3" draw:layer="layout" svg:width="20.373cm" svg:height="2.452cm" svg:x="3.503cm" svg:y="9.803cm" presentation:class="outline" presentation:user-transformed="true">
          <draw:text-box>
            <text:list text:style-name="L2">
              <text:list-header>
                <text:p><text:span text:style-name="T3">INSERT</text:span><text:span text:style-name="T4"> OR IGNORE </text:span><text:span text:style-name="T3">INTO products VALUES (“**task**::geogrid”, 0,””,”Task”)</text:span></text:p>
              </text:list-header>
            </text:list>
          </draw:text-box>
        </draw:frame>
        <draw:frame presentation:style-name="pr4" draw:text-style-name="P5" draw:layer="layout" svg:width="21.336cm" svg:height="2.619cm" svg:x="3.048cm" svg:y="5.509cm" presentation:class="outline" presentation:user-transformed="true">
          <draw:text-box>
            <text:list text:style-name="L2">
              <text:list-header>
                <text:p text:style-name="P4"><text:span text:style-name="T3">task=Task(ds,”geogrid”)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12.319cm">
          <text:p text:style-name="P1"><text:span text:style-name="T2">Table “product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2.308cm" presentation:class="outline" presentation:user-transformed="true">
          <draw:text-box>
            <text:p/>
          </draw:text-box>
        </draw:frame>
        <draw:custom-shape draw:style-name="gr2" draw:text-style-name="P2" draw:layer="layout" svg:width="21.59cm" svg:height="4.073cm" svg:x="2.794cm" svg:y="16.745cm">
          <text:p text:style-name="P1"><text:span text:style-name="T2">Table “metadat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standard" draw:layer="layout" svg:width="19.808cm" svg:height="2.99cm" svg:x="3.677cm" svg:y="13.3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6">id</text:span></text:p>
              </table:table-cell>
              <table:table-cell>
                <text:p><text:span text:style-name="T6">available</text:span></text:p>
              </table:table-cell>
              <table:table-cell>
                <text:p><text:span text:style-name="T6">location</text:span></text:p>
              </table:table-cell>
              <table:table-cell>
                <text:p><text:span text:style-name="T6">type</text:span></text:p>
              </table:table-cell>
            </table:table-row>
            <table:table-row table:style-name="ro1" table:default-cell-style-name="ce1">
              <table:table-cell>
                <text:p>**task**::geogrid</text:p>
              </table:table-cell>
              <table:table-cell>
                <text:p>0</text:p>
              </table:table-cell>
              <table:table-cell/>
              <table:table-cell>
                <text:p>Task</text:p>
              </table:table-cell>
            </table:table-row>
            <table:table-row table:style-name="ro3" table:default-cell-style-name="ce1">
              <table:table-cell>
                <text:p><text:span text:style-name="T6">geogrid::geo_nmm_nest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/new/location</text:span></text:p>
              </table:table-cell>
              <table:table-cell>
                <text:p><text:span text:style-name="T6">Product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presentation:style-name="pr4" draw:layer="layout" svg:width="11.43cm" svg:height="2.452cm" svg:x="7.875cm" svg:y="16.735cm" presentation:class="outline" presentation:user-transformed="true">
          <draw:text-box>
            <text:p/>
          </draw:text-box>
        </draw:frame>
        <draw:frame draw:style-name="standard" draw:layer="layout" svg:width="16.404cm" svg:height="2.124cm" svg:x="5.547cm" svg:y="18.05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6">id</text:span></text:p>
              </table:table-cell>
              <table:table-cell>
                <text:p><text:span text:style-name="T6">key</text:span></text:p>
              </table:table-cell>
              <table:table-cell>
                <text:p><text:span text:style-name="T6">value</text:span></text:p>
              </table:table-cell>
            </table:table-row>
            <table:table-row table:style-name="ro2" table:default-cell-style-name="ce1">
              <table:table-cell>
                <text:p><text:span text:style-name="T6">geogrid::geo_nmm_nest</text:span></text:p>
              </table:table-cell>
              <table:table-cell>
                <text:p><text:span text:style-name="T6">minsize</text:span></text:p>
              </table:table-cell>
              <table:table-cell>
                <text:p><text:span text:style-name="T6">100000000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3" draw:text-style-name="P2" draw:layer="layout" svg:width="21.59cm" svg:height="4.073cm" svg:x="2.795cm" svg:y="4.343cm">
          <text:p text:style-name="P1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Task<text:line-break/><text:span text:style-name="T1">Example: Task State</text:span></text:p>
          </draw:text-box>
        </draw:frame>
        <draw:custom-shape draw:style-name="gr2" draw:text-style-name="P2" draw:layer="layout" svg:width="21.59cm" svg:height="3.263cm" svg:x="2.794cm" svg:y="8.69cm">
          <text:p text:style-name="P1"><text:span text:style-name="T2">SQL code HWRF writes for you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text-style-name="P3" draw:layer="layout" svg:width="20.373cm" svg:height="2.452cm" svg:x="3.503cm" svg:y="9.803cm" presentation:class="outline" presentation:user-transformed="true">
          <draw:text-box>
            <text:list text:style-name="L2">
              <text:list-header>
                <text:p><text:span text:style-name="T4">UPDATE OR IGNORE </text:span><text:span text:style-name="T3">products SET available=10</text:span></text:p>
                <text:p><text:span text:style-name="T4">UPDATE OR IGNORE </text:span><text:span text:style-name="T3">products SET available=30</text:span></text:p>
              </text:list-header>
            </text:list>
          </draw:text-box>
        </draw:frame>
        <draw:frame presentation:style-name="pr4" draw:text-style-name="P5" draw:layer="layout" svg:width="22.606cm" svg:height="3.973cm" svg:x="1.778cm" svg:y="4.409cm" presentation:class="outline" presentation:user-transformed="true">
          <draw:text-box>
            <text:list text:style-name="L2">
              <text:list-header>
                <text:p text:style-name="P4"><text:span text:style-name="T3">task=Task(ds,”geogrid”)</text:span></text:p>
                <text:p text:style-name="P4"><text:span text:style-name="T3">task.state=RUNNING <text:s text:c="5"/># = 10</text:span></text:p>
                <text:p text:style-name="P4"><text:span text:style-name="T3">... do things ...</text:span></text:p>
                <text:p text:style-name="P4"><text:span text:style-name="T3">task.state=COMPLETED <text:s text:c="3"/># = 30</text:span></text:p>
              </text:list-header>
            </text:list>
          </draw:text-box>
        </draw:frame>
        <draw:custom-shape draw:style-name="gr2" draw:text-style-name="P2" draw:layer="layout" svg:width="21.59cm" svg:height="4.073cm" svg:x="2.794cm" svg:y="12.319cm">
          <text:p text:style-name="P1"><text:span text:style-name="T2">Table “products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4" draw:layer="layout" svg:width="11.43cm" svg:height="2.452cm" svg:x="7.874cm" svg:y="12.308cm" presentation:class="outline" presentation:user-transformed="true">
          <draw:text-box>
            <text:p/>
          </draw:text-box>
        </draw:frame>
        <draw:custom-shape draw:style-name="gr2" draw:text-style-name="P2" draw:layer="layout" svg:width="21.59cm" svg:height="4.073cm" svg:x="2.794cm" svg:y="16.745cm">
          <text:p text:style-name="P1"><text:span text:style-name="T2">Table “metadata”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standard" draw:layer="layout" svg:width="19.808cm" svg:height="2.99cm" svg:x="3.677cm" svg:y="13.3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6">id</text:span></text:p>
              </table:table-cell>
              <table:table-cell>
                <text:p><text:span text:style-name="T6">available</text:span></text:p>
              </table:table-cell>
              <table:table-cell>
                <text:p><text:span text:style-name="T6">location</text:span></text:p>
              </table:table-cell>
              <table:table-cell>
                <text:p><text:span text:style-name="T6">type</text:span></text:p>
              </table:table-cell>
            </table:table-row>
            <table:table-row table:style-name="ro1" table:default-cell-style-name="ce1">
              <table:table-cell>
                <text:p>**task**::geogrid</text:p>
              </table:table-cell>
              <table:table-cell>
                <text:p>30</text:p>
              </table:table-cell>
              <table:table-cell/>
              <table:table-cell>
                <text:p>Task</text:p>
              </table:table-cell>
            </table:table-row>
            <table:table-row table:style-name="ro3" table:default-cell-style-name="ce1">
              <table:table-cell>
                <text:p><text:span text:style-name="T6">geogrid::geo_nmm_nest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/new/location</text:span></text:p>
              </table:table-cell>
              <table:table-cell>
                <text:p><text:span text:style-name="T6">Product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presentation:style-name="pr4" draw:layer="layout" svg:width="11.43cm" svg:height="2.452cm" svg:x="7.875cm" svg:y="16.735cm" presentation:class="outline" presentation:user-transformed="true">
          <draw:text-box>
            <text:p/>
          </draw:text-box>
        </draw:frame>
        <draw:frame draw:style-name="standard" draw:layer="layout" svg:width="16.404cm" svg:height="2.124cm" svg:x="5.547cm" svg:y="18.05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><text:span text:style-name="T6">id</text:span></text:p>
              </table:table-cell>
              <table:table-cell>
                <text:p><text:span text:style-name="T6">key</text:span></text:p>
              </table:table-cell>
              <table:table-cell>
                <text:p><text:span text:style-name="T6">value</text:span></text:p>
              </table:table-cell>
            </table:table-row>
            <table:table-row table:style-name="ro2" table:default-cell-style-name="ce1">
              <table:table-cell>
                <text:p><text:span text:style-name="T6">geogrid::geo_nmm_nest</text:span></text:p>
              </table:table-cell>
              <table:table-cell>
                <text:p><text:span text:style-name="T6">minsize</text:span></text:p>
              </table:table-cell>
              <table:table-cell>
                <text:p><text:span text:style-name="T6">100000000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3" draw:text-style-name="P2" draw:layer="layout" svg:width="21.59cm" svg:height="7.595cm" svg:x="2.795cm" svg:y="4.3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Task<text:line-break/><text:span text:style-name="T1">Example: RUNNING/COMPLETED/FAILED</text:span></text:p>
          </draw:text-box>
        </draw:frame>
        <draw:frame presentation:style-name="pr4" draw:text-style-name="P5" draw:layer="layout" svg:width="22.606cm" svg:height="12.355cm" svg:x="1.778cm" svg:y="4.409cm" presentation:class="outline" presentation:user-transformed="true">
          <draw:text-box>
            <text:list text:style-name="L2">
              <text:list-header>
                <text:p text:style-name="P4"><text:span text:style-name="T3">task=Task(ds,”geogrid”)</text:span></text:p>
                <text:p text:style-name="P4"><text:span text:style-name="T3">try:</text:span></text:p>
                <text:p text:style-name="P4"><text:span text:style-name="T3"><text:s text:c="4"/></text:span><text:span text:style-name="T3">task.state=RUNNING <text:s text:c="5"/># = 10</text:span></text:p>
                <text:p text:style-name="P4"><text:span text:style-name="T3"><text:s text:c="4"/></text:span><text:span text:style-name="T3">... do things ...</text:span></text:p>
                <text:p text:style-name="P4"><text:span text:style-name="T3"><text:s text:c="4"/></text:span><text:span text:style-name="T3">task.state=COMPLETED <text:s text:c="3"/># = 30</text:span></text:p>
                <text:p text:style-name="P4"><text:span text:style-name="T3">except Exception as e: # don't catch BaseException</text:span></text:p>
                <text:p text:style-name="P4"><text:span text:style-name="T3"><text:s text:c="4"/></text:span><text:span text:style-name="T3">task.state=FAILED <text:s text:c="6"/># = -10</text:span></text:p>
                <text:p text:style-name="P4"><text:span text:style-name="T3"><text:s text:c="4"/></text:span><text:span text:style-name="T3">rais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3" draw:text-style-name="P2" draw:layer="layout" svg:width="21.59cm" svg:height="7.595cm" svg:x="2.795cm" svg:y="4.3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Task<text:line-break/><text:span text:style-name="T1">Example: RUNNING/COMPLETED/FAILED</text:span></text:p>
          </draw:text-box>
        </draw:frame>
        <draw:frame presentation:style-name="pr4" draw:text-style-name="P5" draw:layer="layout" svg:width="22.606cm" svg:height="12.355cm" svg:x="1.778cm" svg:y="4.409cm" presentation:class="outline" presentation:user-transformed="true">
          <draw:text-box>
            <text:list text:style-name="L2">
              <text:list-header>
                <text:p text:style-name="P4"><text:span text:style-name="T3">task=Task(ds,”geogrid”)</text:span></text:p>
                <text:p text:style-name="P4"><text:span text:style-name="T3">try:</text:span></text:p>
                <text:p text:style-name="P4"><text:span text:style-name="T3"><text:s text:c="4"/></text:span><text:span text:style-name="T3">task.state=RUNNING <text:s text:c="5"/># = 10</text:span></text:p>
                <text:p text:style-name="P4"><text:span text:style-name="T3"><text:s text:c="4"/></text:span><text:span text:style-name="T3">... do things ...</text:span></text:p>
                <text:p text:style-name="P4"><text:span text:style-name="T3"><text:s text:c="4"/></text:span><text:span text:style-name="T3">task.state=COMPLETED <text:s text:c="3"/># = 30</text:span></text:p>
                <text:p text:style-name="P4"><text:span text:style-name="T3">except Exception as e: # don't catch BaseException</text:span></text:p>
                <text:p text:style-name="P4"><text:span text:style-name="T3"><text:s text:c="4"/></text:span><text:span text:style-name="T3">task.state=FAILED <text:s text:c="6"/># = -10</text:span></text:p>
                <text:p text:style-name="P4"><text:span text:style-name="T3"><text:s text:c="4"/></text:span><text:span text:style-name="T3">raise</text:span></text:p>
              </text:list-header>
            </text:list>
          </draw:text-box>
        </draw:frame>
        <draw:frame presentation:style-name="pr4" draw:layer="layout" svg:width="25.199cm" svg:height="7.874cm" svg:x="1.471cm" svg:y="12.192cm" presentation:class="outline" presentation:user-transformed="true">
          <draw:text-box>
            <text:list text:style-name="L2">
              <text:list-item>
                <text:p>Problems:</text:p>
                <text:list>
                  <text:list-item>
                    <text:p>What Products does the task create?</text:p>
                  </text:list-item>
                  <text:list-item>
                    <text:p>How does the script level run this task?</text:p>
                  </text:list-item>
                  <text:list-item>
                    <text:p>How does the task log any errors?</text:p>
                  </text:list-item>
                  <text:list-item>
                    <text:p>How do we reconfigure the task?</text:p>
                  </text:list-item>
                </text:list>
              </text:list-item>
              <text:list-item>
                <text:p>Subclass HWRFTask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3" draw:text-style-name="P2" draw:layer="layout" svg:width="21.59cm" svg:height="15.215cm" svg:x="2.795cm" svg:y="4.3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SimpleGeogrid<text:line-break/><text:span text:style-name="T1">Why HWRFTask?</text:span></text:p>
          </draw:text-box>
        </draw:frame>
        <draw:frame presentation:style-name="pr4" draw:text-style-name="P5" draw:layer="layout" svg:width="22.606cm" svg:height="15.149cm" svg:x="1.778cm" svg:y="4.409cm" presentation:class="outline" presentation:user-transformed="true">
          <draw:text-box>
            <text:list text:style-name="L2">
              <text:list-header>
                <text:p text:style-name="P4"><text:span text:style-name="T3">class </text:span><text:span text:style-name="T9">SimpleGeogrid(HWRFTask):</text:span></text:p>
                <text:p text:style-name="P4"><text:span text:style-name="T10"><text:s text:c="2"/></text:span><text:span text:style-name="T10">def __init__(self,*args,**kwargs):</text:span></text:p>
                <text:p text:style-name="P4"><text:span text:style-name="T3"><text:s text:c="4"/></text:span><text:span text:style-name="T3">super(SimpleGeogrid,self).__init__(*args,**kwargs)</text:span></text:p>
                <text:p text:style-name="P4"><text:span text:style-name="T3"><text:s text:c="4"/></text:span><text:span text:style-name="T3">self.__geogrid_product=FileProduct(</text:span></text:p>
                <text:p text:style-name="P4"><text:span text:style-name="T3"><text:s text:c="6"/></text:span><text:span text:style-name="T3">self.dstore,”geo_nmm_nest”,self.taskname,</text:span></text:p>
                <text:p text:style-name="P4"><text:span text:style-name="T3"><text:s text:c="6"/></text:span><text:span text:style-name="T3">location=os.path.join(</text:span><text:span text:style-name="T9">self.outdir</text:span><text:span text:style-name="T3">,”geo_nmm_nest”)</text:span></text:p>
                <text:p text:style-name="P4"><text:span text:style-name="T10"><text:s text:c="2"/></text:span><text:span text:style-name="T10">def products(self,**kwargs):</text:span></text:p>
                <text:p text:style-name="P4"><text:span text:style-name="T3"><text:s text:c="4"/></text:span><text:span text:style-name="T3">yield self.__geogrid_product</text:span></text:p>
                <text:p text:style-name="P4"><text:span text:style-name="T10"><text:s text:c="2"/></text:span><text:span text:style-name="T10">def run(self):</text:span></text:p>
                <text:p text:style-name="P4"><text:span text:style-name="T3"><text:s text:c="4"/></text:span><text:span text:style-name="T3">try:</text:span></text:p>
                <text:p text:style-name="P4"><text:span text:style-name="T3"><text:s text:c="6"/></text:span><text:span text:style-name="T3">task.state=RUNNING <text:s text:c="5"/># = 10</text:span></text:p>
                <text:p text:style-name="P4"><text:span text:style-name="T3"><text:s text:c="6"/></text:span><text:span text:style-name="T3">... do things ...</text:span></text:p>
                <text:p text:style-name="P4"><text:span text:style-name="T3"><text:s text:c="6"/></text:span><text:span text:style-name="T3">self.__geogrid_product.deliver(...)</text:span></text:p>
                <text:p text:style-name="P4"><text:span text:style-name="T3"><text:s text:c="6"/></text:span><text:span text:style-name="T3">task.state=COMPLETED <text:s text:c="3"/># = 30</text:span></text:p>
                <text:p text:style-name="P4"><text:span text:style-name="T3"><text:s text:c="4"/></text:span><text:span text:style-name="T3">except Exception as e: # don't catch BaseException</text:span></text:p>
                <text:p text:style-name="P4"><text:span text:style-name="T9"><text:s text:c="6"/></text:span><text:span text:style-name="T9">self.log().error(“cry: %s”%(str(e),),</text:span></text:p>
                <text:p text:style-name="P4"><text:span text:style-name="T9"><text:s text:c="10"/></text:span><text:span text:style-name="T9">exc_info=True)</text:span></text:p>
                <text:p text:style-name="P4"><text:span text:style-name="T3"><text:s text:c="6"/></text:span><text:span text:style-name="T3">task.state=FAILED <text:s text:c="6"/># = -10</text:span></text:p>
                <text:p text:style-name="P4"><text:span text:style-name="T3"><text:s text:c="6"/></text:span><text:span text:style-name="T3">rais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impleGeogrid<text:line-break/><text:span text:style-name="T1">HWRFTask Properti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sk.outdir - output directory</text:p>
              </text:list-item>
              <text:list-item>
                <text:p>task.workdir - scrub area</text:p>
              </text:list-item>
              <text:list-item>
                <text:p>task.taskname - task name in database</text:p>
                <text:list>
                  <text:list-item>
                    <text:p>should be used as “category” for task's products</text:p>
                  </text:list-item>
                </text:list>
              </text:list-item>
              <text:list-item>
                <text:p>task.section - section in config file</text:p>
              </text:list-item>
              <text:list-item>
                <text:p>task.dstore - produtil.datastore.Datastore for the database</text:p>
              </text:list-item>
              <text:list-item>
                <text:p>task.did - database identifi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3" draw:text-style-name="P2" draw:layer="layout" svg:width="21.59cm" svg:height="15.215cm" svg:x="2.795cm" svg:y="4.3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SimpleGeogrid<text:line-break/><text:span text:style-name="T1">Member Functions</text:span></text:p>
          </draw:text-box>
        </draw:frame>
        <draw:frame presentation:style-name="pr4" draw:text-style-name="P5" draw:layer="layout" svg:width="22.606cm" svg:height="15.149cm" svg:x="1.778cm" svg:y="4.409cm" presentation:class="outline" presentation:user-transformed="true">
          <draw:text-box>
            <text:list text:style-name="L2">
              <text:list-header>
                <text:p text:style-name="P4"><text:span text:style-name="T3">class </text:span><text:span text:style-name="T9">SimpleGeogrid(HWRFTask):</text:span></text:p>
                <text:p text:style-name="P4"><text:span text:style-name="T3"><text:s text:c="2"/></text:span><text:span text:style-name="T9">def __init__(self,*args,**kwargs):</text:span></text:p>
                <text:p text:style-name="P4"><text:span text:style-name="T3"><text:s text:c="4"/></text:span><text:span text:style-name="T3">super(SimpleGeogrid,self).__init__(*args,**kwargs)</text:span></text:p>
                <text:p text:style-name="P4"><text:span text:style-name="T3"><text:s text:c="4"/></text:span><text:span text:style-name="T3">self.__geogrid_product=FileProduct(</text:span></text:p>
                <text:p text:style-name="P4"><text:span text:style-name="T3"><text:s text:c="6"/></text:span><text:span text:style-name="T3">self.dstore,”geo_nmm_nest”,self.taskname,</text:span></text:p>
                <text:p text:style-name="P4"><text:span text:style-name="T3"><text:s text:c="6"/></text:span><text:span text:style-name="T3">location=os.path.join(</text:span><text:span text:style-name="T10">self.outdir</text:span><text:span text:style-name="T3">,”geo_nmm_nest”)</text:span></text:p>
                <text:p text:style-name="P4"><text:span text:style-name="T9"><text:s text:c="2"/></text:span><text:span text:style-name="T9">def products(self,**kwargs):</text:span></text:p>
                <text:p text:style-name="P4"><text:span text:style-name="T3"><text:s text:c="4"/></text:span><text:span text:style-name="T3">yield self.__geogrid_product</text:span></text:p>
                <text:p text:style-name="P4"><text:span text:style-name="T9"><text:s text:c="2"/></text:span><text:span text:style-name="T9">def run(self):</text:span></text:p>
                <text:p text:style-name="P4"><text:span text:style-name="T3"><text:s text:c="4"/></text:span><text:span text:style-name="T3">try:</text:span></text:p>
                <text:p text:style-name="P4"><text:span text:style-name="T3"><text:s text:c="6"/></text:span><text:span text:style-name="T3">task.state=RUNNING <text:s text:c="5"/># = 10</text:span></text:p>
                <text:p text:style-name="P4"><text:span text:style-name="T3"><text:s text:c="6"/></text:span><text:span text:style-name="T3">... do things ...</text:span></text:p>
                <text:p text:style-name="P4"><text:span text:style-name="T3"><text:s text:c="6"/></text:span><text:span text:style-name="T3">self.__geogrid_product.deliver(...)</text:span></text:p>
                <text:p text:style-name="P4"><text:span text:style-name="T3"><text:s text:c="6"/></text:span><text:span text:style-name="T3">task.state=COMPLETED <text:s text:c="3"/># = 30</text:span></text:p>
                <text:p text:style-name="P4"><text:span text:style-name="T3"><text:s text:c="4"/></text:span><text:span text:style-name="T3">except Exception as e: # don't catch BaseException</text:span></text:p>
                <text:p text:style-name="P4"><text:span text:style-name="T10"><text:s text:c="6"/></text:span><text:span text:style-name="T10">self.log().error(“cry: %s”%(str(e),),</text:span></text:p>
                <text:p text:style-name="P4"><text:span text:style-name="T10"><text:s text:c="10"/></text:span><text:span text:style-name="T10">exc_info=True)</text:span></text:p>
                <text:p text:style-name="P4"><text:span text:style-name="T3"><text:s text:c="6"/></text:span><text:span text:style-name="T3">task.state=FAILED <text:s text:c="6"/># = -10</text:span></text:p>
                <text:p text:style-name="P4"><text:span text:style-name="T3"><text:s text:c="6"/></text:span><text:span text:style-name="T3">rais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3" draw:text-style-name="P2" draw:layer="layout" svg:width="21.59cm" svg:height="15.215cm" svg:x="2.795cm" svg:y="4.3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SimpleGeogrid<text:line-break/><text:span text:style-name="T1">Products</text:span></text:p>
          </draw:text-box>
        </draw:frame>
        <draw:frame presentation:style-name="pr4" draw:text-style-name="P5" draw:layer="layout" svg:width="22.606cm" svg:height="15.149cm" svg:x="1.778cm" svg:y="4.409cm" presentation:class="outline" presentation:user-transformed="true">
          <draw:text-box>
            <text:list text:style-name="L2">
              <text:list-header>
                <text:p text:style-name="P4"><text:span text:style-name="T3">class SimpleGeogrid(HWRFTask):</text:span></text:p>
                <text:p text:style-name="P4"><text:span text:style-name="T3"><text:s text:c="2"/></text:span><text:span text:style-name="T3">def __init__(self,*args,**kwargs):</text:span></text:p>
                <text:p text:style-name="P4"><text:span text:style-name="T3"><text:s text:c="4"/></text:span><text:span text:style-name="T3">super(SimpleGeogrid,self).__init__(*args,**kwargs)</text:span></text:p>
                <text:p text:style-name="P4"><text:span text:style-name="T9"><text:s text:c="4"/></text:span><text:span text:style-name="T9">self.__geogrid_product=FileProduct(</text:span></text:p>
                <text:p text:style-name="P4"><text:span text:style-name="T9"><text:s text:c="6"/></text:span><text:span text:style-name="T9">self.dstore,”geo_nmm_nest”,self.taskname,</text:span></text:p>
                <text:p text:style-name="P4"><text:span text:style-name="T9"><text:s text:c="6"/></text:span><text:span text:style-name="T9">location=os.path.join(self.outdir,”geo_nmm_nest”)</text:span></text:p>
                <text:p text:style-name="P4"><text:span text:style-name="T9"><text:s text:c="2"/></text:span><text:span text:style-name="T9">def products(self,**kwargs):</text:span></text:p>
                <text:p text:style-name="P4"><text:span text:style-name="T9"><text:s text:c="4"/></text:span><text:span text:style-name="T9">yield self.__geogrid_product</text:span></text:p>
                <text:p text:style-name="P4"><text:span text:style-name="T3"><text:s text:c="2"/></text:span><text:span text:style-name="T3">def run(self):</text:span></text:p>
                <text:p text:style-name="P4"><text:span text:style-name="T3"><text:s text:c="4"/></text:span><text:span text:style-name="T3">try:</text:span></text:p>
                <text:p text:style-name="P4"><text:span text:style-name="T3"><text:s text:c="6"/></text:span><text:span text:style-name="T3">task.state=RUNNING <text:s text:c="5"/># = 10</text:span></text:p>
                <text:p text:style-name="P4"><text:span text:style-name="T3"><text:s text:c="6"/></text:span><text:span text:style-name="T3">... do things ...</text:span></text:p>
                <text:p text:style-name="P4"><text:span text:style-name="T9"><text:s text:c="6"/></text:span><text:span text:style-name="T9">self.__geogrid_product.deliver(...)</text:span></text:p>
                <text:p text:style-name="P4"><text:span text:style-name="T3"><text:s text:c="6"/></text:span><text:span text:style-name="T3">task.state=COMPLETED <text:s text:c="3"/># = 30</text:span></text:p>
                <text:p text:style-name="P4"><text:span text:style-name="T3"><text:s text:c="4"/></text:span><text:span text:style-name="T3">except Exception as e: # don't catch BaseException</text:span></text:p>
                <text:p text:style-name="P4"><text:span text:style-name="T4"><text:s text:c="6"/></text:span><text:span text:style-name="T4">self.log().error(“cry: %s”%(str(e),),</text:span></text:p>
                <text:p text:style-name="P4"><text:span text:style-name="T4"><text:s text:c="10"/></text:span><text:span text:style-name="T4">exc_info=True)</text:span></text:p>
                <text:p text:style-name="P4"><text:span text:style-name="T3"><text:s text:c="6"/></text:span><text:span text:style-name="T3">task.state=FAILED <text:s text:c="6"/># = -10</text:span></text:p>
                <text:p text:style-name="P4"><text:span text:style-name="T3"><text:s text:c="6"/></text:span><text:span text:style-name="T3">rais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3" draw:text-style-name="P2" draw:layer="layout" svg:width="21.59cm" svg:height="15.215cm" svg:x="2.795cm" svg:y="4.34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SimpleGeogrid<text:line-break/><text:span text:style-name="T1">Exception Handling</text:span></text:p>
          </draw:text-box>
        </draw:frame>
        <draw:frame presentation:style-name="pr4" draw:text-style-name="P5" draw:layer="layout" svg:width="22.606cm" svg:height="15.149cm" svg:x="1.778cm" svg:y="4.409cm" presentation:class="outline" presentation:user-transformed="true">
          <draw:text-box>
            <text:list text:style-name="L2">
              <text:list-header>
                <text:p text:style-name="P4"><text:span text:style-name="T3">class SimpleGeogrid(HWRFTask):</text:span></text:p>
                <text:p text:style-name="P4"><text:span text:style-name="T3"><text:s text:c="2"/></text:span><text:span text:style-name="T3">def __init__(self,*args,**kwargs):</text:span></text:p>
                <text:p text:style-name="P4"><text:span text:style-name="T3"><text:s text:c="4"/></text:span><text:span text:style-name="T3">super(SimpleGeogrid,self).__init__(*args,**kwargs)</text:span></text:p>
                <text:p text:style-name="P4"><text:span text:style-name="T10"><text:s text:c="4"/></text:span><text:span text:style-name="T10">self.__geogrid_product=FileProduct(</text:span></text:p>
                <text:p text:style-name="P4"><text:span text:style-name="T10"><text:s text:c="6"/></text:span><text:span text:style-name="T10">self.dstore,”geo_nmm_nest”,self.taskname,</text:span></text:p>
                <text:p text:style-name="P4"><text:span text:style-name="T10"><text:s text:c="6"/></text:span><text:span text:style-name="T10">location=os.path.join(self.outdir,”geo_nmm_nest”)</text:span></text:p>
                <text:p text:style-name="P4"><text:span text:style-name="T10"><text:s text:c="2"/></text:span><text:span text:style-name="T10">def products(self,**kwargs):</text:span></text:p>
                <text:p text:style-name="P4"><text:span text:style-name="T10"><text:s text:c="4"/></text:span><text:span text:style-name="T10">yield self.__geogrid_product</text:span></text:p>
                <text:p text:style-name="P4"><text:span text:style-name="T3"><text:s text:c="2"/></text:span><text:span text:style-name="T3">def run(self):</text:span></text:p>
                <text:p text:style-name="P4"><text:span text:style-name="T9"><text:s text:c="4"/></text:span><text:span text:style-name="T9">try:</text:span></text:p>
                <text:p text:style-name="P4"><text:span text:style-name="T9"><text:s text:c="6"/></text:span><text:span text:style-name="T9">task.state=RUNNING <text:s text:c="5"/># = 10</text:span></text:p>
                <text:p text:style-name="P4"><text:span text:style-name="T3"><text:s text:c="6"/></text:span><text:span text:style-name="T3">... do things ...</text:span></text:p>
                <text:p text:style-name="P4"><text:span text:style-name="T10"><text:s text:c="6"/></text:span><text:span text:style-name="T10">self.__geogrid_product.deliver(...)</text:span></text:p>
                <text:p text:style-name="P4"><text:span text:style-name="T9"><text:s text:c="6"/></text:span><text:span text:style-name="T9">task.state=COMPLETED <text:s text:c="3"/># = 30</text:span></text:p>
                <text:p text:style-name="P4"><text:span text:style-name="T9"><text:s text:c="4"/></text:span><text:span text:style-name="T9">except Exception as e: # don't catch BaseException</text:span></text:p>
                <text:p text:style-name="P4"><text:span text:style-name="T9"><text:s text:c="6"/></text:span><text:span text:style-name="T9">self.log().error(“cry: %s”%(str(e),),</text:span></text:p>
                <text:p text:style-name="P4"><text:span text:style-name="T9"><text:s text:c="10"/></text:span><text:span text:style-name="T9">exc_info=True)</text:span></text:p>
                <text:p text:style-name="P4"><text:span text:style-name="T9"><text:s text:c="6"/></text:span><text:span text:style-name="T9">task.state=FAILED <text:s text:c="6"/># = -10</text:span></text:p>
                <text:p text:style-name="P4"><text:span text:style-name="T9"><text:s text:c="6"/></text:span><text:span text:style-name="T9">rais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F Inputs/Outputs<text:line-break/><text:span text:style-name="T1">WRF Tasks</text:span>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ll inputs/outputs are Products</text:p>
                <text:list>
                  <text:list-item>
                    <text:p>Forecast outputs are UpstreamFile</text:p>
                  </text:list-item>
                  <text:list-item>
                    <text:p>Most others are FileProducts</text:p>
                  </text:list-item>
                </text:list>
              </text:list-item>
              <text:list-item>
                <text:p>All WRF Tasks derive from WRFTaskBase</text:p>
                <text:list>
                  <text:list-item>
                    <text:p>RealNMM - runs real_nmm</text:p>
                  </text:list-item>
                  <text:list-item>
                    <text:p>WRFAnl - generates analysis time restart files</text:p>
                  </text:list-item>
                  <text:list-item>
                    <text:p>WRFGhost - same, but also history stream</text:p>
                  </text:list-item>
                  <text:list-item>
                    <text:p>WRFAnl4Trak - 1 minute history files, tweaked to lie that it is for analysis time.</text:p>
                  </text:list-item>
                  <text:list-item>
                    <text:p>WRFAtmos - uncoupled forecast job</text:p>
                  </text:list-item>
                  <text:list-item>
                    <text:p>...other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F Inputs/Outputs<text:line-break/><text:span text:style-name="T1">Exampl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OTE: For a long example:</text:p>
                <text:list>
                  <text:list-item>
                    <text:p>examples/simple_hwrf/simple.py</text:p>
                  </text:list-item>
                </text:list>
                <text:p><text:span text:style-name="T8">real=RealNMM(ds,conf,'wrfexe',wrf,</text:span></text:p>
                <text:p><text:span text:style-name="T8"><text:s text:c="4"/></text:span><text:span text:style-name="T8">taskname='real')</text:span></text:p>
                <text:p><text:span text:style-name="T8">anl=WRFAnl(ds,conf,'wrfexe',wrf,</text:span></text:p>
                <text:p><text:span text:style-name="T8"><text:s text:c="4"/></text:span><text:span text:style-name="T8">taskname='wrfanl')</text:span></text:p>
                <text:p><text:span text:style-name="T11">anl.add_real(real)</text:span></text:p>
                <text:list>
                  <text:list-item text:start-value="1">
                    <text:p><text:span text:style-name="T12">What does add_real() do!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F Inputs/Outputs<text:line-break/><text:span text:style-name="T1">add_real()</text:span></text:p>
          </draw:text-box>
        </draw:frame>
        <draw:frame presentation:style-name="pr5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3">class WRFTaskBase(FcstTask):</text:span></text:p>
                <text:p><text:span text:style-name="T13"><text:s text:c="3"/></text:span><text:span text:style-name="T13">def add_real(self,r):</text:span></text:p>
                <text:p><text:span text:style-name="T13"><text:s text:c="6"/></text:span><text:span text:style-name="T13">return self.add_fort65(r)\</text:span></text:p>
                <text:p><text:span text:style-name="T13"><text:s text:c="17"/></text:span><text:span text:style-name="T13">.</text:span><text:span text:style-name="T14">add_wrfinput(r)</text:span><text:span text:style-name="T13">...</text:span></text:p>
                <text:p><text:span text:style-name="T13"><text:s text:c="3"/></text:span><text:span text:style-name="T13">def add_wrfinput(self,r)</text:span></text:p>
                <text:p><text:span text:style-name="T13"><text:s text:c="6"/></text:span><text:span text:style-name="T13">return </text:span><text:span text:style-name="T14">self.add_input('wrfinput',</text:span></text:p>
                <text:p><text:span text:style-name="T14"><text:s text:c="9"/></text:span><text:span text:style-name="T14">WRFInput2WRF(r))</text:span></text:p>
                <text:p><text:span text:style-name="T13">class WRFInput2WRF(Input2Fcst):</text:span></text:p>
                <text:p><text:span text:style-name="T13"><text:s text:c="3"/></text:span><text:span text:style-name="T13">def get_inputs(...):</text:span></text:p>
                <text:p><text:span text:style-name="T13"><text:s text:c="6"/></text:span><text:span text:style-name="T13">p=self.src.</text:span><text:span text:style-name="T14">wrfinput_at_time(atime,domain)</text:span></text:p>
                <text:p><text:span text:style-name="T13"><text:s text:c="6"/></text:span><text:span text:style-name="T13">self.link_product(p,...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F Inputs/Outputs<text:line-break/><text:span text:style-name="T1">wrfinput_at_time()</text:span></text:p>
          </draw:text-box>
        </draw:frame>
        <draw:frame presentation:style-name="pr5" draw:text-style-name="P7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><text:span text:style-name="T13">class RealNMM(WRFTaskBase):</text:span></text:p>
                <text:p><text:span text:style-name="T13"><text:s text:c="3"/></text:span><text:span text:style-name="T14">def wrfinput_at_time(self,atime,domain):</text:span></text:p>
                <text:p><text:span text:style-name="T13"><text:s text:c="6"/></text:span><text:span text:style-name="T13">if(right atime and domain):</text:span></text:p>
                <text:p><text:span text:style-name="T13"><text:s text:c="9"/></text:span><text:span text:style-name="T14">return self.prod_wrfinput</text:span></text:p>
                <text:p><text:span text:style-name="T13"><text:s text:c="6"/></text:span><text:span text:style-name="T13">else: # wrong atime or wrong domain</text:span></text:p>
                <text:p><text:span text:style-name="T13"><text:s text:c="9"/></text:span><text:span text:style-name="T13">return None</text:span></text:p>
                <text:p><text:span text:style-name="T13"><text:s text:c="3"/></text:span><text:span text:style-name="T13">def make_products(...):</text:span></text:p>
                <text:p><text:span text:style-name="T13"><text:s text:c="6"/></text:span><text:span text:style-name="T14">self.prod_wrfinput=FileProduct(</text:span></text:p>
                <text:p><text:span text:style-name="T14"><text:s text:c="9"/></text:span><text:span text:style-name="T14">self.dstore,'wrfinput_d01',...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F Inputs/Outputs<text:line-break/><text:span text:style-name="T1">Backup Inputs</text:span></text:p>
          </draw:text-box>
        </draw:frame>
        <draw:frame presentation:style-name="pr5" draw:text-style-name="P8" draw:layer="layout" svg:width="25.199cm" svg:height="15.152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5"># Primary data source: GDAS merge:</text:span></text:p>
                <text:p text:style-name="P4"><text:span text:style-name="T14">realwrf.add_wrfinput(gdas_merge)</text:span></text:p>
                <text:p text:style-name="P4"><text:span text:style-name="T13"/></text:p>
                <text:p text:style-name="P4"><text:span text:style-name="T15"># Backup data source: GFS relocation stage 3</text:span></text:p>
                <text:p text:style-name="P4"><text:span text:style-name="T15"># Used if gdas_merge.get_wrfinput returns None</text:span></text:p>
                <text:p text:style-name="P4"><text:span text:style-name="T14">realwrf.add_wrfinput(gfsinit.rstage3)</text:span></text:p>
                <text:p text:style-name="P4"><text:span text:style-name="T13"/></text:p>
                <text:p text:style-name="P4"><text:span text:style-name="T13">class RelocationTask(...):</text:span></text:p>
                <text:p text:style-name="P4"><text:span text:style-name="T13"><text:s text:c="3"/></text:span><text:span text:style-name="T13">def </text:span><text:span text:style-name="T14">wrfinput_at_time</text:span><text:span text:style-name="T13">(self,atime,domain):</text:span></text:p>
                <text:p text:style-name="P4"><text:span text:style-name="T13"><text:s text:c="6"/></text:span><text:span text:style-name="T13">if(right atime and domain):</text:span></text:p>
                <text:p text:style-name="P4"><text:span text:style-name="T13"><text:s text:c="9"/></text:span><text:span text:style-name="T13">return self.get_wrfinput(domain)</text:span></text:p>
                <text:p text:style-name="P4"><text:span text:style-name="T13"><text:s text:c="3"/></text:span><text:span text:style-name="T13">def </text:span><text:span text:style-name="T14">get_wrfinput</text:span><text:span text:style-name="T13">(self,domain):</text:span></text:p>
                <text:p text:style-name="P4"><text:span text:style-name="T13"><text:s text:c="6"/></text:span><text:span text:style-name="T14">pass # (Defined in subclasses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F Inputs/Outputs<text:line-break/><text:span text:style-name="T1">More Inf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different inputs/outputs</text:p>
                <text:list>
                  <text:list-item>
                    <text:p>See hwrf.fcsttask.WRFTaskBase for list</text:p>
                  </text:list-item>
                </text:list>
              </text:list-item>
              <text:list-item>
                <text:p>GSI and relocation use similar pattern.</text:p>
                <text:list>
                  <text:list-item>
                    <text:p>hwrf.gsi and hwrf.relocate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draw:frame presentation:style-name="pr7" draw:text-style-name="P9" draw:layer="layout" svg:width="25.199cm" svg:height="19.483cm" svg:x="1.4cm" svg:y="0.837cm" presentation:class="subtitle" presentation:user-transformed="true">
          <draw:text-box>
            <text:p><text:span text:style-name="T16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Trahan</meta:initial-creator>
    <meta:creation-date>2015-11-12T13:46:34.438029590</meta:creation-date>
    <dc:date>2015-11-18T16:31:25.797562387</dc:date>
    <meta:editing-duration>PT2H56M43S</meta:editing-duration>
    <meta:editing-cycles>22</meta:editing-cycles>
    <meta:generator>LibreOffice/4.2.8.2$Linux_X86_64 LibreOffice_project/420m0$Build-2</meta:generator>
    <meta:document-statistic meta:object-count="224"/>
  </office:meta>
</office:document-meta>
</file>